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5" style:family="text">
      <style:text-properties fo:font-size="11.00pt" fo:font-weight="normal" fo:font-family="Wingdings" style:font-family-asian="Wingdings" style:font-family-complex="Wingdings" fo:background-color="transparent" style:use-window-font-color="true"/>
    </style:style>
    <style:style style:name="T1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14-01:</text:span></text:p>
      <text:p text:style-name="P1"><text:span text:style-name="T1">ROLL NO: 241801278</text:span></text:p>
      <text:p text:style-name="P1"><text:span text:style-name="T1">NAME:Sudiksha S</text:span></text:p>
      <text:p text:style-name="P1"><text:span text:style-name="T1">Q1)You are transporting some boxes through a tunnel, where each box is a parallelepiped,</text:span></text:p>
      <text:p text:style-name="P1"><text:span text:style-name="T1">and is characterized by its length, width and height.</text:span></text:p>
      <text:p text:style-name="P1"><text:span text:style-name="T1">The height of the tunnel 41 feet and the width can be assumed to be infinite. A box can be</text:span></text:p>
      <text:p text:style-name="P1"><text:span text:style-name="T1">carried through the tunnel only if its height is strictly less than the tunnel's height. Find the</text:span></text:p>
      <text:p text:style-name="P1"><text:span text:style-name="T1">volume of each box that can be successfully transported to the other end of the tunnel.</text:span></text:p>
      <text:p text:style-name="P1"><text:span text:style-name="T1">Note: Boxes cannot be rotated.</text:span></text:p>
      <text:p text:style-name="P1"><text:span text:style-name="T1">Input Format</text:span></text:p>
      <text:p text:style-name="P1"><text:span text:style-name="T1">The first line contains a single integer n, denoting the number of boxes.</text:span></text:p>
      <text:p text:style-name="P1"><text:span text:style-name="T1">n lines follow with three integers on each separated by single spaces - lengthi, widthi and</text:span></text:p>
      <text:p text:style-name="P1"><text:span text:style-name="T1">heighti which are length, width and height in feet of the i-th box.</text:span></text:p>
      <text:p text:style-name="P1"><text:span text:style-name="T1">Constraints</text:span></text:p>
      <text:p text:style-name="P1"><text:span text:style-name="T1">1<text:s/></text:span><text:span text:style-name="T2">≤</text:span><text:span text:style-name="T3"><text:s/>n<text:s/></text:span><text:span text:style-name="T4">≤</text:span><text:span text:style-name="T5"><text:s/>100</text:span></text:p>
      <text:p text:style-name="P1"><text:span text:style-name="T5">1<text:s/></text:span><text:span text:style-name="T6">≤</text:span><text:span text:style-name="T7"><text:s/>lengthi, widthi, heighti<text:s/></text:span><text:span text:style-name="T8">≤</text:span><text:span text:style-name="T9"><text:s/>100</text:span></text:p>
      <text:p text:style-name="P1"><text:span text:style-name="T9">Output Format</text:span></text:p>
      <text:p text:style-name="P1"><text:span text:style-name="T9">For every box from the input which has a height lesser than 41 feet, print its volume in a</text:span></text:p>
      <text:p text:style-name="P1"><text:span text:style-name="T9">separate line.</text:span></text:p>
      <text:p text:style-name="P1"><text:span text:style-name="T9">Sample Input</text:span></text:p>
      <text:p text:style-name="P1"><text:span text:style-name="T9">4</text:span></text:p>
      <text:p text:style-name="P1"><text:span text:style-name="T9">5 5 5</text:span></text:p>
      <text:p text:style-name="P1"><text:span text:style-name="T9">1 2 40</text:span></text:p>
      <text:p text:style-name="P1"><text:span text:style-name="T9">10 5 41</text:span></text:p>
      <text:p text:style-name="P1"><text:span text:style-name="T9">7 2 42</text:span></text:p>
      <text:p text:style-name="P1"><text:span text:style-name="T9">Sample Output</text:span></text:p>
      <text:p text:style-name="P1"><text:span text:style-name="T9">125</text:span></text:p>
      <text:p text:style-name="P1"><text:span text:style-name="T9">80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9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9"/></text:p>
      <text:p text:style-name="P2"><text:span text:style-name="T9">Q2)You</text:span><text:span text:style-name="T10"><text:s/></text:span><text:span text:style-name="T11">are</text:span><text:span text:style-name="T12"><text:s/></text:span><text:span text:style-name="T13">given</text:span><text:span text:style-name="T14"><text:s/></text:span><text:span text:style-name="T15">n</text:span><text:span text:style-name="T16"><text:s/></text:span><text:span text:style-name="T17">triangles</text:span><text:span text:style-name="T18">,<text:s/></text:span><text:span text:style-name="T19">specifically</text:span><text:span text:style-name="T20">,<text:s/></text:span><text:span text:style-name="T21">their</text:span><text:span text:style-name="T22"><text:s/></text:span><text:span text:style-name="T23">sides</text:span><text:span text:style-name="T24"><text:s/></text:span><text:span text:style-name="T25">ai</text:span><text:span text:style-name="T26">,<text:s/></text:span><text:span text:style-name="T27">bi</text:span><text:span text:style-name="T28"><text:s/></text:span><text:span text:style-name="T29">and</text:span><text:span text:style-name="T30"><text:s/></text:span><text:span text:style-name="T31">ci</text:span><text:span text:style-name="T32">.<text:s/></text:span><text:span text:style-name="T33">Print</text:span><text:span text:style-name="T34"><text:s/></text:span><text:span text:style-name="T35">them</text:span><text:span text:style-name="T36"><text:s/></text:span><text:span text:style-name="T37">in</text:span><text:span text:style-name="T38"><text:s/></text:span><text:span text:style-name="T39">the</text:span><text:span text:style-name="T40"><text:s/></text:span><text:span text:style-name="T41">same</text:span><text:span text:style-name="T42"><text:s/></text:span><text:span text:style-name="T43">style</text:span></text:p>
      <text:p text:style-name="P2"><text:span text:style-name="T43">but</text:span><text:span text:style-name="T44"><text:s/></text:span><text:span text:style-name="T45">sorted</text:span><text:span text:style-name="T46"><text:s/></text:span><text:span text:style-name="T47">by</text:span><text:span text:style-name="T48"><text:s/></text:span><text:span text:style-name="T49">their</text:span><text:span text:style-name="T50"><text:s/></text:span><text:span text:style-name="T51">areas</text:span><text:span text:style-name="T52"><text:s/></text:span><text:span text:style-name="T53">from</text:span><text:span text:style-name="T54"><text:s/></text:span><text:span text:style-name="T55">the</text:span><text:span text:style-name="T56"><text:s/></text:span><text:span text:style-name="T57">smallest</text:span><text:span text:style-name="T58"><text:s/></text:span><text:span text:style-name="T59">one</text:span><text:span text:style-name="T60"><text:s/></text:span><text:span text:style-name="T61">to</text:span><text:span text:style-name="T62"><text:s/></text:span><text:span text:style-name="T63">the</text:span><text:span text:style-name="T64"><text:s/></text:span><text:span text:style-name="T65">largest</text:span><text:span text:style-name="T66"><text:s/></text:span><text:span text:style-name="T67">one</text:span><text:span text:style-name="T68">.<text:s/></text:span><text:span text:style-name="T69">It</text:span><text:span text:style-name="T70"><text:s/></text:span><text:span text:style-name="T71">is</text:span><text:span text:style-name="T72"><text:s/></text:span><text:span text:style-name="T73">guaranteed</text:span><text:span text:style-name="T74"><text:s/></text:span><text:span text:style-name="T75">that</text:span><text:span text:style-name="T76"><text:s/></text:span><text:span text:style-name="T77">all</text:span></text:p>
      <text:p text:style-name="P2"><text:span text:style-name="T77">the</text:span><text:span text:style-name="T78"><text:s/></text:span><text:span text:style-name="T79">areas</text:span><text:span text:style-name="T80"><text:s/></text:span><text:span text:style-name="T81">are</text:span><text:span text:style-name="T82"><text:s/></text:span><text:span text:style-name="T83">different</text:span><text:span text:style-name="T84">.</text:span><text:span text:style-name="T85"/></text:p>
      <text:p text:style-name="P2"><text:span text:style-name="T85">The</text:span><text:span text:style-name="T86"><text:s/></text:span><text:span text:style-name="T87">best</text:span><text:span text:style-name="T88"><text:s/></text:span><text:span text:style-name="T89">way</text:span><text:span text:style-name="T90"><text:s/></text:span><text:span text:style-name="T91">to</text:span><text:span text:style-name="T92"><text:s/></text:span><text:span text:style-name="T93">calculate</text:span><text:span text:style-name="T94"><text:s/></text:span><text:span text:style-name="T95">a</text:span><text:span text:style-name="T96"><text:s/></text:span><text:span text:style-name="T97">volume</text:span><text:span text:style-name="T98"><text:s/></text:span><text:span text:style-name="T99">of</text:span><text:span text:style-name="T100"><text:s/></text:span><text:span text:style-name="T101">the</text:span><text:span text:style-name="T102"><text:s/></text:span><text:span text:style-name="T103">triangle</text:span><text:span text:style-name="T104"><text:s/></text:span><text:span text:style-name="T105">with</text:span><text:span text:style-name="T106"><text:s/></text:span><text:span text:style-name="T107">sides</text:span><text:span text:style-name="T108"><text:s/></text:span><text:span text:style-name="T109">a</text:span><text:span text:style-name="T110">,<text:s/></text:span><text:span text:style-name="T111">b</text:span><text:span text:style-name="T112"><text:s/></text:span><text:span text:style-name="T113">and</text:span><text:span text:style-name="T114"><text:s/></text:span><text:span text:style-name="T115">c</text:span><text:span text:style-name="T116"><text:s/></text:span><text:span text:style-name="T117">is</text:span><text:span text:style-name="T118"><text:s/></text:span><text:span text:style-name="T119">Heron's</text:span><text:span text:style-name="T120"><text:s/></text:span><text:span text:style-name="T121">formula</text:span><text:span text:style-name="T122">:</text:span><text:span text:style-name="T123"/></text:p>
      <text:p text:style-name="P2"><text:span text:style-name="T123">S</text:span><text:span text:style-name="T124"><text:s/>=<text:s/></text:span><text:span text:style-name="T125"></text:span><text:span text:style-name="T126"><text:s/></text:span><text:span text:style-name="T127">p</text:span><text:span text:style-name="T128"><text:s/></text:span><text:span text:style-name="T129">*</text:span><text:span text:style-name="T130"><text:s/>(</text:span><text:span text:style-name="T131">p</text:span><text:span text:style-name="T132"><text:s/></text:span><text:span text:style-name="T133">–</text:span><text:span text:style-name="T134"><text:s/></text:span><text:span text:style-name="T135">a</text:span><text:span text:style-name="T136">)<text:s/></text:span><text:span text:style-name="T137">*</text:span><text:span text:style-name="T138"><text:s/>(</text:span><text:span text:style-name="T139">p</text:span><text:span text:style-name="T140"><text:s/>-<text:s/></text:span><text:span text:style-name="T141">b</text:span><text:span text:style-name="T142">)<text:s/></text:span><text:span text:style-name="T143">*</text:span><text:span text:style-name="T144"><text:s/>(</text:span><text:span text:style-name="T145">p</text:span><text:span text:style-name="T146"><text:s/></text:span><text:span text:style-name="T147">–</text:span><text:span text:style-name="T148"><text:s/></text:span><text:span text:style-name="T149">c</text:span><text:span text:style-name="T150">)<text:s/></text:span><text:span text:style-name="T151">where</text:span><text:span text:style-name="T152"><text:s/></text:span><text:span text:style-name="T153">p</text:span><text:span text:style-name="T154"><text:s/>= (</text:span><text:span text:style-name="T155">a</text:span><text:span text:style-name="T156"><text:s/>+<text:s/></text:span><text:span text:style-name="T157">b</text:span><text:span text:style-name="T158"><text:s/>+<text:s/></text:span><text:span text:style-name="T159">c</text:span><text:span text:style-name="T160">) /<text:s/></text:span><text:span text:style-name="T161">2</text:span><text:span text:style-name="T162">.</text:span><text:span text:style-name="T163"/></text:p>
      <text:p text:style-name="P2"><text:span text:style-name="T163">Input</text:span><text:span text:style-name="T164"><text:s/></text:span><text:span text:style-name="T165">Format</text:span></text:p>
      <text:p text:style-name="P2"><text:span text:style-name="T165">First</text:span><text:span text:style-name="T166"><text:s/></text:span><text:span text:style-name="T167">line</text:span><text:span text:style-name="T168"><text:s/></text:span><text:span text:style-name="T169">of</text:span><text:span text:style-name="T170"><text:s/></text:span><text:span text:style-name="T171">each</text:span><text:span text:style-name="T172"><text:s/></text:span><text:span text:style-name="T173">test</text:span><text:span text:style-name="T174"><text:s/></text:span><text:span text:style-name="T175">file</text:span><text:span text:style-name="T176"><text:s/></text:span><text:span text:style-name="T177">contains</text:span><text:span text:style-name="T178"><text:s/></text:span><text:span text:style-name="T179">single</text:span><text:span text:style-name="T180"><text:s/></text:span><text:span text:style-name="T181">integer</text:span><text:span text:style-name="T182"><text:s/></text:span><text:span text:style-name="T183">n</text:span><text:span text:style-name="T184">.<text:s/></text:span><text:span text:style-name="T185">n</text:span><text:span text:style-name="T186"><text:s/></text:span><text:span text:style-name="T187">lines</text:span><text:span text:style-name="T188"><text:s/></text:span><text:span text:style-name="T189">follow</text:span><text:span text:style-name="T190"><text:s/></text:span><text:span text:style-name="T191">with</text:span><text:span text:style-name="T192"><text:s/></text:span><text:span text:style-name="T193">ai</text:span><text:span text:style-name="T194">,<text:s/></text:span><text:span text:style-name="T195">bi</text:span><text:span text:style-name="T196"><text:s/></text:span><text:span text:style-name="T197">and</text:span><text:span text:style-name="T198"><text:s/></text:span><text:span text:style-name="T199">ci</text:span><text:span text:style-name="T200"><text:s/></text:span><text:span text:style-name="T201">on</text:span><text:span text:style-name="T202"><text:s/></text:span><text:span text:style-name="T203">each</text:span></text:p>
      <text:p text:style-name="P2"><text:span text:style-name="T203">separated</text:span><text:span text:style-name="T204"><text:s/></text:span><text:span text:style-name="T205">by</text:span><text:span text:style-name="T206"><text:s/></text:span><text:span text:style-name="T207">single</text:span><text:span text:style-name="T208"><text:s/></text:span><text:span text:style-name="T209">spaces</text:span><text:span text:style-name="T210">.</text:span><text:span text:style-name="T211"/></text:p>
      <text:p text:style-name="P2"><text:span text:style-name="T211">Constraints</text:span></text:p>
      <text:p text:style-name="P2"><text:span text:style-name="T211">1</text:span><text:span text:style-name="T212"><text:s/></text:span><text:span text:style-name="T213">≤</text:span><text:span text:style-name="T214"><text:s/></text:span><text:span text:style-name="T215">n</text:span><text:span text:style-name="T216"><text:s/></text:span><text:span text:style-name="T217">≤</text:span><text:span text:style-name="T218"><text:s/></text:span><text:span text:style-name="T219">100</text:span></text:p>
      <text:p text:style-name="P2"><text:span text:style-name="T219">1</text:span><text:span text:style-name="T220"><text:s/></text:span><text:span text:style-name="T221">≤</text:span><text:span text:style-name="T222"><text:s/></text:span><text:span text:style-name="T223">ai</text:span><text:span text:style-name="T224">,<text:s/></text:span><text:span text:style-name="T225">bi</text:span><text:span text:style-name="T226">,<text:s/></text:span><text:span text:style-name="T227">ci</text:span><text:span text:style-name="T228"><text:s/></text:span><text:span text:style-name="T229">≤</text:span><text:span text:style-name="T230"><text:s/></text:span><text:span text:style-name="T231">70</text:span></text:p>
      <text:p text:style-name="P2"><text:span text:style-name="T231">ai</text:span><text:span text:style-name="T232"><text:s/>+<text:s/></text:span><text:span text:style-name="T233">bi</text:span><text:span text:style-name="T234"><text:s/>&gt;<text:s/></text:span><text:span text:style-name="T235">ci</text:span><text:span text:style-name="T236">,<text:s/></text:span><text:span text:style-name="T237">ai</text:span><text:span text:style-name="T238"><text:s/>+<text:s/></text:span><text:span text:style-name="T239">ci</text:span><text:span text:style-name="T240"><text:s/>&gt;<text:s/></text:span><text:span text:style-name="T241">bi</text:span><text:span text:style-name="T242"><text:s/></text:span><text:span text:style-name="T243">and</text:span><text:span text:style-name="T244"><text:s/></text:span><text:span text:style-name="T245">bi</text:span><text:span text:style-name="T246"><text:s/>+<text:s/></text:span><text:span text:style-name="T247">ci</text:span><text:span text:style-name="T248"><text:s/>&gt;<text:s/></text:span><text:span text:style-name="T249">ai</text:span></text:p>
      <text:p text:style-name="P2"><text:span text:style-name="T249">Output</text:span><text:span text:style-name="T250"><text:s/></text:span><text:span text:style-name="T251">Format</text:span></text:p>
      <text:p text:style-name="P2"><text:span text:style-name="T251">Print</text:span><text:span text:style-name="T252"><text:s/></text:span><text:span text:style-name="T253">exactly</text:span><text:span text:style-name="T254"><text:s/></text:span><text:span text:style-name="T255">n</text:span><text:span text:style-name="T256"><text:s/></text:span><text:span text:style-name="T257">lines</text:span><text:span text:style-name="T258">.<text:s/></text:span><text:span text:style-name="T259">On</text:span><text:span text:style-name="T260"><text:s/></text:span><text:span text:style-name="T261">each</text:span><text:span text:style-name="T262"><text:s/></text:span><text:span text:style-name="T263">line</text:span><text:span text:style-name="T264"><text:s/></text:span><text:span text:style-name="T265">print</text:span><text:span text:style-name="T266"><text:s/></text:span><text:span text:style-name="T267">3</text:span><text:span text:style-name="T268"><text:s/></text:span><text:span text:style-name="T269">integers</text:span><text:span text:style-name="T270"><text:s/></text:span><text:span text:style-name="T271">separated</text:span><text:span text:style-name="T272"><text:s/></text:span><text:span text:style-name="T273">by</text:span><text:span text:style-name="T274"><text:s/></text:span><text:span text:style-name="T275">single</text:span><text:span text:style-name="T276"><text:s/></text:span><text:span text:style-name="T277">spaces</text:span><text:span text:style-name="T278">,<text:s/></text:span><text:span text:style-name="T279">which</text:span><text:span text:style-name="T280"><text:s/></text:span><text:span text:style-name="T281">are</text:span></text:p>
      <text:p text:style-name="P2"><text:span text:style-name="T281">ai</text:span><text:span text:style-name="T282">,<text:s/></text:span><text:span text:style-name="T283">bi</text:span><text:span text:style-name="T284"><text:s/></text:span><text:span text:style-name="T285">and</text:span><text:span text:style-name="T286"><text:s/></text:span><text:span text:style-name="T287">ci</text:span><text:span text:style-name="T288"><text:s/></text:span><text:span text:style-name="T289">of</text:span><text:span text:style-name="T290"><text:s/></text:span><text:span text:style-name="T291">the</text:span><text:span text:style-name="T292"><text:s/></text:span><text:span text:style-name="T293">corresponding</text:span><text:span text:style-name="T294"><text:s/></text:span><text:span text:style-name="T295">triangle</text:span><text:span text:style-name="T296">.</text:span><text:span text:style-name="T297"/></text:p>
      <text:p text:style-name="P2"><text:span text:style-name="T297">Sample</text:span><text:span text:style-name="T298"><text:s/></text:span><text:span text:style-name="T299">Input</text:span></text:p>
      <text:p text:style-name="P2"><text:span text:style-name="T299">3</text:span></text:p>
      <text:p text:style-name="P2"><text:span text:style-name="T299">7</text:span><text:span text:style-name="T300"><text:s/></text:span><text:span text:style-name="T301">24</text:span><text:span text:style-name="T302"><text:s/></text:span><text:span text:style-name="T303">25</text:span></text:p>
      <text:p text:style-name="P2"><text:span text:style-name="T303">5</text:span><text:span text:style-name="T304"><text:s/></text:span><text:span text:style-name="T305">12</text:span><text:span text:style-name="T306"><text:s/></text:span><text:span text:style-name="T307">13</text:span></text:p>
      <text:p text:style-name="P2"><text:span text:style-name="T307">3</text:span><text:span text:style-name="T308"><text:s/></text:span><text:span text:style-name="T309">4</text:span><text:span text:style-name="T310"><text:s/></text:span><text:span text:style-name="T311">5</text:span></text:p>
      <text:p text:style-name="P2"><text:span text:style-name="T311">Sample</text:span><text:span text:style-name="T312"><text:s/></text:span><text:span text:style-name="T313">Output</text:span></text:p>
      <text:p text:style-name="P2"><text:span text:style-name="T313">3</text:span><text:span text:style-name="T314"><text:s/></text:span><text:span text:style-name="T315">4</text:span><text:span text:style-name="T316"><text:s/></text:span><text:span text:style-name="T317">5</text:span></text:p>
      <text:p text:style-name="P2"><text:span text:style-name="T317">5</text:span><text:span text:style-name="T318"><text:s/></text:span><text:span text:style-name="T319">12</text:span><text:span text:style-name="T320"><text:s/></text:span><text:span text:style-name="T321">13</text:span></text:p>
      <text:p text:style-name="P2"><text:span text:style-name="T321">7</text:span><text:span text:style-name="T322"><text:s/></text:span><text:span text:style-name="T323">24</text:span><text:span text:style-name="T324"><text:s/></text:span><text:span text:style-name="T325">25</text:span></text:p>
      <text:p text:style-name="P2"><text:span text:style-name="T325">ROLL NO:241801278</text:span></text:p>
      <text:p text:style-name="P2"><text:span text:style-name="T325">NAME:Sudiksha S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325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325"/></text:p>
      <text:p text:style-name="P2"><text:span text:style-name="T325"/></text:p>
      <text:p text:style-name="P2"><text:span text:style-name="T325"/></text:p>
      <text:p text:style-name="P2"><text:span text:style-name="T325"/></text:p>
      <text:p text:style-name="P3"><text:span text:style-name="T3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